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style:font-name="Calibri1" style:font-name-complex="Calibri1"/>
    </style:style>
    <style:style style:name="P2" style:family="paragraph" style:parent-style-name="Standard">
      <style:paragraph-properties fo:text-align="justify" style:justify-single-word="false"/>
      <style:text-properties style:font-name="Calibri1" style:font-name-complex="Calibri1"/>
    </style:style>
    <style:style style:name="P3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TOC_20_2">
      <style:paragraph-properties>
        <style:tab-stops>
          <style:tab-stop style:position="6.5264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Calibri1" style:font-name-complex="Calibri1"/>
    </style:style>
    <style:style style:name="P6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1" style:font-name-complex="Calibri1"/>
    </style:style>
    <style:style style:name="P7" style:family="paragraph" style:parent-style-name="Text_20_body">
      <style:paragraph-properties fo:text-align="start" style:justify-single-word="false"/>
      <style:text-properties style:font-name="Calibri1" officeooo:paragraph-rsid="001653d4" style:font-name-complex="Calibri1"/>
    </style:style>
    <style:style style:name="P8" style:family="paragraph" style:parent-style-name="Text_20_body">
      <style:text-properties style:font-name="Calibri1" officeooo:rsid="001c8869" officeooo:paragraph-rsid="001c8869" style:font-name-complex="Calibri1"/>
    </style:style>
    <style:style style:name="P9" style:family="paragraph" style:parent-style-name="Text_20_body">
      <style:text-properties style:font-name="Calibri1" officeooo:rsid="001d3d9d" officeooo:paragraph-rsid="001d3d9d" style:font-name-complex="Calibri1"/>
    </style:style>
    <style:style style:name="P10" style:family="paragraph" style:parent-style-name="Text_20_body">
      <style:paragraph-properties fo:text-align="start" style:justify-single-word="false"/>
      <style:text-properties style:font-name="Calibri1" officeooo:rsid="001d3d9d" officeooo:paragraph-rsid="001d3d9d" style:font-name-complex="Calibri1"/>
    </style:style>
    <style:style style:name="P11" style:family="paragraph" style:parent-style-name="Text_20_body">
      <style:text-properties style:font-name="Calibri1" officeooo:paragraph-rsid="00280b9a" style:font-name-complex="Calibri1"/>
    </style:style>
    <style:style style:name="P12" style:family="paragraph" style:parent-style-name="Text_20_body">
      <style:text-properties style:font-name="Calibri1" officeooo:rsid="00280b9a" officeooo:paragraph-rsid="00280b9a" style:font-name-complex="Calibri1"/>
    </style:style>
    <style:style style:name="P13" style:family="paragraph" style:parent-style-name="Text_20_body">
      <style:text-properties style:font-name="Calibri1" fo:font-weight="bold" style:font-weight-asian="bold" style:font-name-complex="Calibri1" style:font-weight-complex="bold"/>
    </style:style>
    <style:style style:name="P14" style:family="paragraph" style:parent-style-name="Text_20_body">
      <style:text-properties officeooo:rsid="0011bca3" officeooo:paragraph-rsid="0011bca3"/>
    </style:style>
    <style:style style:name="P15" style:family="paragraph" style:parent-style-name="Text_20_body">
      <style:paragraph-properties fo:text-align="start" style:justify-single-word="false"/>
      <style:text-properties style:font-name="Calibri" officeooo:rsid="00157d34" officeooo:paragraph-rsid="00157d34" style:font-name-complex="Calibri1"/>
    </style:style>
    <style:style style:name="P16" style:family="paragraph" style:parent-style-name="Text_20_body">
      <style:text-properties style:font-name="Liberation Mono" fo:font-size="10pt" officeooo:rsid="0025156f" officeooo:paragraph-rsid="0025156f" style:font-size-asian="8.75pt" style:font-name-complex="Calibri1" style:font-size-complex="10pt"/>
    </style:style>
    <style:style style:name="P17" style:family="paragraph" style:parent-style-name="Text_20_body">
      <style:text-properties style:font-name="Liberation Mono" fo:font-size="10pt" officeooo:rsid="001c8869" style:font-size-asian="8.75pt" style:font-name-complex="Calibri1" style:font-size-complex="10pt"/>
    </style:style>
    <style:style style:name="P18" style:family="paragraph" style:parent-style-name="Text_20_body">
      <style:paragraph-properties fo:margin-top="0in" fo:margin-bottom="0in" loext:contextual-spacing="false" fo:line-height="100%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style:font-name="Calibri1" style:font-name-complex="Calibri1" style:font-size-complex="10.5pt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73cf" style:font-name-complex="Calibri1" style:font-size-complex="10.5pt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style:font-name="Calibri1" officeooo:paragraph-rsid="000dcc0f" style:font-name-complex="Calibri1" style:font-size-complex="10.5pt"/>
    </style:style>
    <style:style style:name="P2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2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2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2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26" style:family="paragraph" style:parent-style-name="Table_20_Contents">
      <style:paragraph-properties fo:text-align="justify" style:justify-single-word="false"/>
      <style:text-properties style:font-name="Calibri1" style:font-name-complex="Calibri1"/>
    </style:style>
    <style:style style:name="P27" style:family="paragraph" style:parent-style-name="Table_20_Contents">
      <style:paragraph-properties fo:text-align="justify" style:justify-single-word="false"/>
      <style:text-properties style:font-name="Calibri1" officeooo:rsid="000f7b61" officeooo:paragraph-rsid="000f7b61" style:font-name-complex="Calibri1"/>
    </style:style>
    <style:style style:name="P28" style:family="paragraph" style:parent-style-name="Table_20_Contents">
      <style:paragraph-properties fo:text-align="start" style:justify-single-word="false"/>
      <style:text-properties style:font-name="Calibri1" officeooo:rsid="000f7b61" officeooo:paragraph-rsid="000f7b61" style:font-name-complex="Calibri1"/>
    </style:style>
    <style:style style:name="P29" style:family="paragraph" style:parent-style-name="Table_20_Contents">
      <style:paragraph-properties fo:text-align="justify" style:justify-single-word="false"/>
      <style:text-properties style:font-name="Calibri1" officeooo:rsid="00102b14" officeooo:paragraph-rsid="00102b14" style:font-name-complex="Calibri1"/>
    </style:style>
    <style:style style:name="P30" style:family="paragraph" style:parent-style-name="Table_20_Contents">
      <style:paragraph-properties fo:text-align="start" style:justify-single-word="false"/>
      <style:text-properties style:font-name="Calibri1" officeooo:rsid="00102b14" officeooo:paragraph-rsid="00102b14" style:font-name-complex="Calibri1"/>
    </style:style>
    <style:style style:name="P31" style:family="paragraph" style:parent-style-name="Table_20_Contents">
      <style:paragraph-properties fo:text-align="justify" style:justify-single-word="false"/>
      <style:text-properties style:font-name="Calibri1" officeooo:rsid="00102deb" officeooo:paragraph-rsid="00102deb" style:font-name-complex="Calibri1"/>
    </style:style>
    <style:style style:name="P32" style:family="paragraph" style:parent-style-name="Table_20_Contents">
      <style:paragraph-properties fo:text-align="start" style:justify-single-word="false"/>
      <style:text-properties style:font-name="Calibri1" officeooo:rsid="00102deb" officeooo:paragraph-rsid="00102deb" style:font-name-complex="Calibri1"/>
    </style:style>
    <style:style style:name="P33" style:family="paragraph" style:parent-style-name="Table_20_Contents">
      <style:paragraph-properties fo:text-align="justify" style:justify-single-word="false"/>
      <style:text-properties style:font-name="Calibri1" officeooo:rsid="00112975" officeooo:paragraph-rsid="00112975" style:font-name-complex="Calibri1"/>
    </style:style>
    <style:style style:name="P34" style:family="paragraph" style:parent-style-name="Table_20_Contents">
      <style:paragraph-properties fo:text-align="justify" style:justify-single-word="false"/>
      <style:text-properties style:font-name="Calibri1" officeooo:rsid="00116d08" officeooo:paragraph-rsid="00116d08" style:font-name-complex="Calibri1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weight="bold" officeooo:rsid="000f7b61" officeooo:paragraph-rsid="000f7b61" style:font-weight-asian="bold" style:font-name-complex="Calibri1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7" style:family="paragraph" style:parent-style-name="Table_20_Contents">
      <style:paragraph-properties fo:text-align="justify" style:justify-single-word="false"/>
      <style:text-properties fo:font-variant="normal" fo:text-transform="none" style:font-name="Calibri1" fo:letter-spacing="normal" fo:font-style="normal" fo:font-weight="normal" style:font-name-complex="Calibri1" loext:padding="0in" loext:border="none"/>
    </style:style>
    <style:style style:name="P3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officeooo:paragraph-rsid="0025156f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weight="bold" officeooo:rsid="00157d34" officeooo:paragraph-rsid="00157d3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officeooo:rsid="00157d34" officeooo:paragraph-rsid="00157d34"/>
    </style:style>
    <style:style style:name="P41" style:family="paragraph" style:parent-style-name="Table_20_Contents">
      <style:paragraph-properties fo:text-align="start" style:justify-single-word="false"/>
      <style:text-properties style:font-name="Calibri"/>
    </style:style>
    <style:style style:name="P42" style:family="paragraph" style:parent-style-name="Table_20_Contents">
      <style:paragraph-properties fo:text-align="justify" style:justify-single-word="false"/>
      <style:text-properties style:font-name="Calibri" officeooo:rsid="001653d4" officeooo:paragraph-rsid="001653d4"/>
    </style:style>
    <style:style style:name="P43" style:family="paragraph" style:parent-style-name="Table_20_Contents">
      <style:paragraph-properties fo:text-align="justify" style:justify-single-word="false"/>
      <style:text-properties style:font-name="Calibri" officeooo:rsid="0016adbc" officeooo:paragraph-rsid="0016adbc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rsid="001898e8" officeooo:paragraph-rsid="001898e8"/>
    </style:style>
    <style:style style:name="P45" style:family="paragraph" style:parent-style-name="Table_20_Contents">
      <style:paragraph-properties fo:text-align="justify" style:justify-single-word="false"/>
      <style:text-properties style:font-name="Calibri" officeooo:rsid="001aebdd" officeooo:paragraph-rsid="001aebdd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rsid="001d3d9d" officeooo:paragraph-rsid="001d3d9d"/>
    </style:style>
    <style:style style:name="P47" style:family="paragraph" style:parent-style-name="Table_20_Contents">
      <style:paragraph-properties fo:text-align="justify" style:justify-single-word="false"/>
      <style:text-properties style:font-name="Calibri" officeooo:rsid="001e22b7" officeooo:paragraph-rsid="001e22b7"/>
    </style:style>
    <style:style style:name="P48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49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50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51" style:family="paragraph" style:parent-style-name="Normal">
      <style:paragraph-properties fo:break-before="page"/>
    </style:style>
    <style:style style:name="P52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1" style:font-name-complex="Calibri1"/>
    </style:style>
    <style:style style:name="P53" style:family="paragraph" style:parent-style-name="Table_20_Contents">
      <style:paragraph-properties fo:text-align="justify" style:justify-single-word="false"/>
      <style:text-properties style:font-name="Calibri1" officeooo:rsid="002a99e6" officeooo:paragraph-rsid="002a99e6" style:font-name-complex="Calibri1"/>
    </style:style>
    <style:style style:name="P54" style:family="paragraph" style:parent-style-name="Heading_20_1">
      <style:text-properties officeooo:paragraph-rsid="0028dc3f"/>
    </style:style>
    <style:style style:name="P55" style:family="paragraph" style:parent-style-name="Heading_20_1">
      <style:text-properties officeooo:paragraph-rsid="00280b9a"/>
    </style:style>
    <style:style style:name="P56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57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58" style:family="paragraph" style:parent-style-name="Heading_20_2">
      <style:paragraph-properties fo:break-before="column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Normal" style:list-style-name="L1">
      <style:paragraph-properties fo:text-align="justify" style:justify-single-word="false"/>
      <style:text-properties style:font-name="Calibri1" officeooo:paragraph-rsid="0004daca"/>
    </style:style>
    <style:style style:name="P61" style:family="paragraph" style:parent-style-name="Normal" style:list-style-name="L1">
      <style:paragraph-properties fo:text-align="justify" style:justify-single-word="false"/>
      <style:text-properties style:font-name="Calibri1" officeooo:rsid="0004daca" officeooo:paragraph-rsid="0004daca" style:font-name-complex="Calibri1"/>
    </style:style>
    <style:style style:name="P62" style:family="paragraph" style:parent-style-name="Standard" style:list-style-name="L2">
      <style:paragraph-properties fo:text-align="justify" style:justify-single-word="false"/>
      <style:text-properties style:font-name="Calibri1" officeooo:rsid="000425f5" officeooo:paragraph-rsid="000425f5" style:font-name-complex="Calibri1"/>
    </style:style>
    <style:style style:name="P63" style:family="paragraph" style:parent-style-name="Text_20_body" style:list-style-name="L3">
      <style:text-properties officeooo:paragraph-rsid="00280b9a"/>
    </style:style>
    <style:style style:name="P64" style:family="paragraph" style:parent-style-name="Text_20_body" style:list-style-name="L3">
      <style:text-properties style:font-name="Calibri1" officeooo:paragraph-rsid="00280b9a" style:font-name-complex="Calibri1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style:font-name-complex="Calibri1" style:font-size-complex="10.5pt"/>
    </style:style>
    <style:style style:name="T3" style:family="text">
      <style:text-properties fo:font-variant="normal" fo:text-transform="none" fo:color="#333333" style:font-name="Open Sans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in" loext:border="none"/>
    </style:style>
    <style:style style:name="T5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Calibri" fo:font-size="12pt" fo:letter-spacing="normal" fo:font-style="normal" fo:font-weight="normal" officeooo:rsid="0021b04a" style:font-size-asian="12pt" style:font-size-complex="12pt"/>
    </style:style>
    <style:style style:name="T8" style:family="text">
      <style:text-properties fo:font-variant="normal" fo:text-transform="none" fo:color="#000000" style:font-name="Calibri" fo:font-size="12pt" fo:letter-spacing="normal" fo:font-style="normal" fo:font-weight="normal" officeooo:rsid="002272e7" style:font-size-asian="12pt" style:font-size-complex="12pt"/>
    </style:style>
    <style:style style:name="T9" style:family="text">
      <style:text-properties fo:font-variant="normal" fo:text-transform="none" fo:color="#000000" style:font-name="Calibri" fo:font-size="12pt" fo:letter-spacing="normal" fo:font-style="normal" fo:font-weight="normal" officeooo:rsid="0022828a" style:font-size-asian="12pt" style:font-size-complex="12pt"/>
    </style:style>
    <style:style style:name="T10" style:family="text">
      <style:text-properties officeooo:rsid="0004daca" style:font-name-complex="Calibri1"/>
    </style:style>
    <style:style style:name="T11" style:family="text">
      <style:text-properties style:font-name="inherit" fo:font-size="10.5pt"/>
    </style:style>
    <style:style style:name="T12" style:family="text">
      <style:text-properties fo:color="#4a4a4a" style:font-name="inherit" fo:font-size="10.5pt" fo:font-weight="bold"/>
    </style:style>
    <style:style style:name="T13" style:family="text">
      <style:text-properties fo:color="#777777" style:font-name="inherit" fo:font-size="10.5pt"/>
    </style:style>
    <style:style style:name="T14" style:family="text">
      <style:text-properties officeooo:rsid="00102b14"/>
    </style:style>
    <style:style style:name="T15" style:family="text">
      <style:text-properties fo:color="#c9211e"/>
    </style:style>
    <style:style style:name="T16" style:family="text">
      <style:text-properties fo:color="#000000" fo:font-weight="normal" officeooo:rsid="00143317" style:font-weight-asian="normal" style:font-weight-complex="normal"/>
    </style:style>
    <style:style style:name="T17" style:family="text">
      <style:text-properties officeooo:rsid="0017c301"/>
    </style:style>
    <style:style style:name="T18" style:family="text">
      <style:text-properties officeooo:rsid="001c05a0"/>
    </style:style>
    <style:style style:name="T19" style:family="text">
      <style:text-properties officeooo:rsid="001d3d9d"/>
    </style:style>
    <style:style style:name="T20" style:family="text">
      <style:text-properties officeooo:rsid="001e22b7"/>
    </style:style>
    <style:style style:name="T21" style:family="text">
      <style:text-properties officeooo:rsid="00200af3"/>
    </style:style>
    <style:style style:name="T22" style:family="text">
      <style:text-properties officeooo:rsid="0025156f"/>
    </style:style>
    <style:style style:name="T23" style:family="text">
      <style:text-properties officeooo:rsid="0028dc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Sprawozdanie laboratoryjne</text:p>
      <text:h text:style-name="Heading_20_1" text:outline-level="1"><text:bookmark-start text:name="_Toc53675704"/><text:bookmark-start text:name="_Toc53648701"/><text:bookmark-start text:name="__RefHeading___Toc2506_3259790794"/><text:bookmark-start text:name="_Toc53610522"/>Nierelacyjne bazy danych<text:bookmark-end text:name="_Toc53675704"/><text:bookmark-end text:name="_Toc53648701"/><text:bookmark-end text:name="__RefHeading___Toc2506_3259790794"/><text:bookmark-end text:name="_Toc53610522"/></text:h>
      <text:p text:style-name="P1"/>
      <text:list xml:id="list83337901" text:style-name="L1">
        <text:list-item>
          <text:p text:style-name="P60"><text:span text:style-name="T10">Prowadzący: </text:span><text:span text:style-name="T3">dr hab. inż. Agnieszka Duraj</text:span></text:p>
        </text:list-item>
        <text:list-item>
          <text:p text:style-name="P61">Rok akademicki: 2020/2021</text:p>
        </text:list-item>
        <text:list-item>
          <text:p text:style-name="P61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56" text:outline-level="2"><text:bookmark-start text:name="__RefHeading___Toc2508_3259790794"/>Weather<text:span text:style-name="T23">InCities</text:span><text:bookmark-end text:name="__RefHeading___Toc2508_3259790794"/></text:h>
      <text:p text:style-name="P2">Grupa:</text:p>
      <text:list xml:id="list1196469101" text:style-name="L2">
        <text:list-item>
          <text:p text:style-name="P62">Piotr Antczak 224248</text:p>
        </text:list-item>
        <text:list-item>
          <text:p text:style-name="P62">Witold Pietrzak 224406</text:p>
        </text:list-item>
      </text:list>
      <text:h text:style-name="P58" text:outline-level="2"><text:bookmark-start text:name="_Toc53675706"/><text:bookmark-start text:name="__RefHeading___Toc2510_3259790794"/><text:bookmark-start text:name="_Toc53648703"/>Spis Treści<text:bookmark-end text:name="_Toc53675706"/><text:bookmark-end text:name="__RefHeading___Toc2510_3259790794"/><text:bookmark-end text:name="_Toc53648703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3"><text:a xlink:type="simple" xlink:href="#__RefHeading___Toc2506_3259790794" text:style-name="Index_20_Link" text:visited-style-name="Index_20_Link">Nierelacyjne bazy danych<text:tab/>1</text:a></text:p>
          <text:p text:style-name="P4"><text:a xlink:type="simple" xlink:href="#__RefHeading___Toc2508_3259790794" text:style-name="Index_20_Link" text:visited-style-name="Index_20_Link">WeatherInCities<text:tab/>1</text:a></text:p>
          <text:p text:style-name="P4"><text:a xlink:type="simple" xlink:href="#__RefHeading___Toc2510_3259790794" text:style-name="Index_20_Link" text:visited-style-name="Index_20_Link">Spis Treści<text:tab/>1</text:a></text:p>
          <text:p text:style-name="P3"><text:a xlink:type="simple" xlink:href="#__RefHeading___Toc108_3699051073" text:style-name="Index_20_Link" text:visited-style-name="Index_20_Link">Analiza problemu<text:tab/>2</text:a></text:p>
          <text:p text:style-name="P4"><text:a xlink:type="simple" xlink:href="#__RefHeading___Toc110_3699051073" text:style-name="Index_20_Link" text:visited-style-name="Index_20_Link">Opis problemu do rozwiązania<text:tab/>2</text:a></text:p>
          <text:p text:style-name="P4"><text:a xlink:type="simple" xlink:href="#__RefHeading___Toc112_3699051073" text:style-name="Index_20_Link" text:visited-style-name="Index_20_Link">Opis dużego zbioru danych testowych<text:tab/>3</text:a></text:p>
          <text:p text:style-name="P4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3"><text:a xlink:type="simple" xlink:href="#__RefHeading___Toc2514_3259790794" text:style-name="Index_20_Link" text:visited-style-name="Index_20_Link">Literatura<text:tab/>6</text:a></text:p>
          <text:p text:style-name="P3"><text:a xlink:type="simple" xlink:href="#__RefHeading___Toc146_3699051073" text:style-name="Index_20_Link" text:visited-style-name="Index_20_Link">Uwagi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P51"/>
      <text:h text:style-name="P54" text:outline-level="1"><text:bookmark-start text:name="__RefHeading___Toc108_3699051073"/><text:bookmark-start text:name="_Toc53610524"/><text:bookmark-start text:name="_Toc53648704"/><text:bookmark-start text:name="_Toc53675707"/>Analiza problemu<text:bookmark-end text:name="__RefHeading___Toc108_3699051073"/><text:bookmark-end text:name="_Toc53610524"/><text:bookmark-end text:name="_Toc53648704"/><text:bookmark-end text:name="_Toc53675707"/></text:h>
      <text:h text:style-name="Heading_20_2" text:outline-level="2"><text:bookmark-start text:name="_Toc53675708"/><text:bookmark-start text:name="_Toc53648705"/><text:bookmark-start text:name="_Toc53610525"/><text:bookmark-start text:name="__RefHeading___Toc110_3699051073"/>Opis problemu do rozwiązania<text:bookmark-end text:name="_Toc53675708"/><text:bookmark-end text:name="_Toc53648705"/><text:bookmark-end text:name="_Toc53610525"/><text:bookmark-end text:name="__RefHeading___Toc110_3699051073"/></text:h>
      <text:p text:style-name="P5"/>
      <text:p text:style-name="P5">Celem zadania jest przygotowanie nierelacyjnej bazy danych w oparciu o system bazodanowy Cassandra / MongoDB dla pewnej firmy w oparciu o dowolny duży zbiór danych systemu. Ilość gromadzonych danych będzie w przyszłości powiększać się. </text:p>
      <text:p text:style-name="P5">System ten ma umożliwić nie tylko łatwe zapisywanie nowych danych, lecz również szybki ich odczyt. Każdy pracownik, z dowolnej filli, powinien mieć możliwość ręcznego dodania rekordu. Zważywszy na perspektywy rozwoju, ma on za zadanie być prosty w obsłudze, celem dodania nowych jednostek ( np. szkół z których będą gromadzone dane). </text:p>
      <text:p text:style-name="P5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13">Wymagania funkcjonalne:</text:p>
      <text:p text:style-name="P18"><text:span text:style-name="Default_20_Paragraph_20_Font"><text:span text:style-name="T1">•</text:span></text:span><text:span text:style-name="Default_20_Paragraph_20_Font"><text:span text:style-name="T2"><text:tab/>Odczyt rekordów</text:span></text:span></text:p>
      <text:p text:style-name="P19">•<text:tab/>Generowanie statystyk miesięcznych zapisanych w formacie umożliwiającym odczytanie <text:s text:c="17"/>w środowisku Microsoft Office</text:p>
      <text:p text:style-name="P19">•<text:tab/>Modyfikacje danych przez administratora</text:p>
      <text:p text:style-name="P20">•<text:tab/>Ręczne wprowadzanie rekordów</text:p>
      <text:p text:style-name="P20">•<text:tab/>Porównanie średnich wartości rekordów na danym obszarze ze średnią uzyskaną w ostatnich miesięcach</text:p>
      <text:p text:style-name="P5"/>
      <text:p text:style-name="P13">Wymagania niefunkcjonalne:</text:p>
      <text:p text:style-name="P19">•<text:tab/>Bezawaryjność i niezawodność </text:p>
      <text:p text:style-name="P19">•<text:tab/>Szybkość działania</text:p>
      <text:p text:style-name="P21">•<text:tab/>Przejrzystość</text:p>
      <text:p text:style-name="P21">•<text:tab/>Skalowalność</text:p>
      <text:h text:style-name="P57" text:outline-level="2"/>
      <text:h text:style-name="P59" text:outline-level="2"><text:bookmark-start text:name="__RefHeading___Toc112_3699051073"/><text:bookmark-start text:name="_Toc53610526"/><text:bookmark-start text:name="_Toc53648706"/><text:bookmark-start text:name="_Toc53675709"/>Opis dużego zbioru danych testowych<text:bookmark-end text:name="__RefHeading___Toc112_3699051073"/><text:bookmark-end text:name="_Toc53610526"/><text:bookmark-end text:name="_Toc53648706"/><text:bookmark-end text:name="_Toc53675709"/></text:h>
      <text:p text:style-name="Text_20_body"/>
      <text:p text:style-name="P14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15"><text:s/></text:span><text:span text:style-name="T16">Zbiór ten składa się z danych pogodowych dla 209579 miast na świecie, dane zawarte w pliku są w formacie JSON. </text:span></text:p>
      <text:p text:style-name="P22"><text:s/><text:span text:style-name="T11">{</text:span></text:p>
      <text:p text:style-name="P22"><text:s text:c="3"/><text:span text:style-name="T12">"city"</text:span><text:span text:style-name="T11">:{</text:span></text:p>
      <text:p text:style-name="P22"><text:s text:c="6"/><text:span text:style-name="T12">"id"</text:span><text:span text:style-name="T11">:</text:span><text:span text:style-name="T13">14256</text:span><text:span text:style-name="T11">,</text:span></text:p>
      <text:p text:style-name="P22"><text:s text:c="6"/><text:span text:style-name="T12">"name"</text:span><text:span text:style-name="T11">:</text:span><text:span text:style-name="T13">"Azadshahr"</text:span><text:span text:style-name="T11">,</text:span></text:p>
      <text:p text:style-name="P22"><text:s text:c="6"/><text:span text:style-name="T12">"findname"</text:span><text:span text:style-name="T11">:</text:span><text:span text:style-name="T13">"AZADSHAHR"</text:span><text:span text:style-name="T11">,</text:span></text:p>
      <text:p text:style-name="P22"><text:s text:c="6"/><text:span text:style-name="T12">"country"</text:span><text:span text:style-name="T11">:</text:span><text:span text:style-name="T13">"IR"</text:span><text:span text:style-name="T11">,</text:span></text:p>
      <text:p text:style-name="P22"><text:s text:c="6"/><text:span text:style-name="T12">"coord"</text:span><text:span text:style-name="T11">:{</text:span></text:p>
      <text:p text:style-name="P22"><text:s text:c="9"/><text:span text:style-name="T12">"lon"</text:span><text:span text:style-name="T11">:</text:span><text:span text:style-name="T13">48.570728</text:span><text:span text:style-name="T11">,</text:span></text:p>
      <text:p text:style-name="P22"><text:s text:c="9"/><text:span text:style-name="T12">"lat"</text:span><text:span text:style-name="T11">:</text:span><text:span text:style-name="T13">34.790878</text:span></text:p>
      <text:p text:style-name="P22"><text:s text:c="6"/><text:span text:style-name="T11">},</text:span></text:p>
      <text:p text:style-name="P22"><text:s text:c="6"/><text:span text:style-name="T12">"zoom"</text:span><text:span text:style-name="T11">:</text:span><text:span text:style-name="T13">10</text:span></text:p>
      <text:p text:style-name="P22"><text:s text:c="3"/><text:span text:style-name="T11">},</text:span></text:p>
      <text:p text:style-name="P22"><text:s text:c="3"/><text:span text:style-name="T12">"time"</text:span><text:span text:style-name="T11">:</text:span><text:span text:style-name="T13">1554462304</text:span><text:span text:style-name="T11">,</text:span></text:p>
      <text:p text:style-name="P22"><text:s text:c="3"/><text:span text:style-name="T12">"main"</text:span><text:span text:style-name="T11">:{</text:span></text:p>
      <text:p text:style-name="P22"><text:s text:c="6"/><text:span text:style-name="T12">"temp"</text:span><text:span text:style-name="T11">:</text:span><text:span text:style-name="T13">287.07</text:span><text:span text:style-name="T11">,</text:span></text:p>
      <text:p text:style-name="P22"><text:s text:c="6"/><text:span text:style-name="T12">"pressure"</text:span><text:span text:style-name="T11">:</text:span><text:span text:style-name="T13">1022</text:span><text:span text:style-name="T11">,</text:span></text:p>
      <text:p text:style-name="P22"><text:s text:c="6"/><text:span text:style-name="T12">"humidity"</text:span><text:span text:style-name="T11">:</text:span><text:span text:style-name="T13">71</text:span><text:span text:style-name="T11">,</text:span></text:p>
      <text:p text:style-name="P22"><text:s text:c="6"/><text:span text:style-name="T12">"temp_min"</text:span><text:span text:style-name="T11">:</text:span><text:span text:style-name="T13">284.15</text:span><text:span text:style-name="T11">,</text:span></text:p>
      <text:p text:style-name="P22"><text:s text:c="6"/><text:span text:style-name="T12">"temp_max"</text:span><text:span text:style-name="T11">:</text:span><text:span text:style-name="T13">289.15</text:span></text:p>
      <text:p text:style-name="P22"><text:s text:c="3"/><text:span text:style-name="T11">},</text:span></text:p>
      <text:p text:style-name="P22"><text:s text:c="3"/><text:span text:style-name="T12">"wind"</text:span><text:span text:style-name="T11">:{</text:span></text:p>
      <text:p text:style-name="P22"><text:s text:c="6"/><text:span text:style-name="T12">"speed"</text:span><text:span text:style-name="T11">:</text:span><text:span text:style-name="T13">4.1</text:span><text:span text:style-name="T11">,</text:span></text:p>
      <text:p text:style-name="P22"><text:s text:c="6"/><text:span text:style-name="T12">"deg"</text:span><text:span text:style-name="T11">:</text:span><text:span text:style-name="T13">340</text:span></text:p>
      <text:p text:style-name="P22"><text:s text:c="3"/><text:span text:style-name="T11">},</text:span></text:p>
      <text:p text:style-name="P22"><text:s text:c="3"/><text:span text:style-name="T12">"clouds"</text:span><text:span text:style-name="T11">:{</text:span></text:p>
      <text:p text:style-name="P22"><text:s text:c="6"/><text:span text:style-name="T12">"all"</text:span><text:span text:style-name="T11">:</text:span><text:span text:style-name="T13">90</text:span></text:p>
      <text:p text:style-name="P22"><text:s text:c="3"/><text:span text:style-name="T11">},</text:span></text:p>
      <text:p text:style-name="P22"><text:s text:c="3"/><text:span text:style-name="T12">"weather"</text:span><text:span text:style-name="T11">:[</text:span></text:p>
      <text:p text:style-name="P22"><text:s text:c="6"/><text:span text:style-name="T11">{</text:span></text:p>
      <text:p text:style-name="P22"><text:s text:c="9"/><text:span text:style-name="T12">"id"</text:span><text:span text:style-name="T11">:</text:span><text:span text:style-name="T13">804</text:span><text:span text:style-name="T11">,</text:span></text:p>
      <text:p text:style-name="P22"><text:s text:c="9"/><text:span text:style-name="T12">"main"</text:span><text:span text:style-name="T11">:</text:span><text:span text:style-name="T13">"Clouds"</text:span><text:span text:style-name="T11">,</text:span></text:p>
      <text:p text:style-name="P22"><text:s text:c="9"/><text:span text:style-name="T12">"description"</text:span><text:span text:style-name="T11">:</text:span><text:span text:style-name="T13">"overcast clouds"</text:span><text:span text:style-name="T11">,</text:span></text:p>
      <text:p text:style-name="P22"><text:s text:c="9"/><text:span text:style-name="T12">"icon"</text:span><text:span text:style-name="T11">:</text:span><text:span text:style-name="T13">"04d"</text:span></text:p>
      <text:p text:style-name="P22"><text:s text:c="6"/><text:span text:style-name="T11">}</text:span></text:p>
      <text:p text:style-name="P22"><text:s text:c="3"/><text:span text:style-name="T11">]</text:span></text:p>
      <text:p text:style-name="P23">}</text:p>
      <text:p text:style-name="P23"/>
      <text:p text:style-name="P24">Listing 1. Przykładowy wpis w danych pogodowych.</text:p>
      <text:p text:style-name="P25"/>
      <text:p text:style-name="Preformatted_20_Text"/>
      <table:table table:name="Table1" table:style-name="Table1">
        <table:table-column table:style-name="Table1.A" table:number-columns-repeated="3"/>
        <table:table-row table:style-name="TableLine94177814163344">
          <table:table-cell table:style-name="Table1.A1" office:value-type="string">
            <text:p text:style-name="P35">Parametr</text:p>
          </table:table-cell>
          <table:table-cell table:style-name="Table1.A1" office:value-type="string">
            <text:p text:style-name="P35">Opis</text:p>
          </table:table-cell>
          <table:table-cell table:style-name="Table1.C1" office:value-type="string">
            <text:p text:style-name="P35">Jednostka</text:p>
          </table:table-cell>
        </table:table-row>
        <table:table-row table:style-name="TableLine94177802256480">
          <table:table-cell table:style-name="Table1.A2" office:value-type="string">
            <text:p text:style-name="P27">city.id</text:p>
          </table:table-cell>
          <table:table-cell table:style-name="Table1.A2" office:value-type="string">
            <text:p text:style-name="P28">Idetyfikator miasta zgdodny z wpisem w bazie GEONAMES </text:p>
          </table:table-cell>
          <table:table-cell table:style-name="Table1.C2" office:value-type="string">
            <text:p text:style-name="P26"><text:s/><text:span text:style-name="T14">brak</text:span></text:p>
          </table:table-cell>
        </table:table-row>
        <table:table-row table:style-name="TableLine94177781901008">
          <table:table-cell table:style-name="Table1.A2" office:value-type="string">
            <text:p text:style-name="P29">city.name</text:p>
          </table:table-cell>
          <table:table-cell table:style-name="Table1.A2" office:value-type="string">
            <text:p text:style-name="P30">Nazwa miasta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177784364368">
          <table:table-cell table:style-name="Table1.A2" office:value-type="string">
            <text:p text:style-name="P29">city.country</text:p>
          </table:table-cell>
          <table:table-cell table:style-name="Table1.A2" office:value-type="string">
            <text:p text:style-name="P30">Kod kraju (ISO 3166-1)</text:p>
          </table:table-cell>
          <table:table-cell table:style-name="Table1.C2" office:value-type="string">
            <text:p text:style-name="P29">brak</text:p>
          </table:table-cell>
        </table:table-row>
        <table:table-row table:style-name="TableLine94177803033088">
          <table:table-cell table:style-name="Table1.A2" office:value-type="string">
            <text:p text:style-name="P31">city.coord.lon</text:p>
          </table:table-cell>
          <table:table-cell table:style-name="Table1.A2" office:value-type="string">
            <text:p text:style-name="P36">Długość geograficzna, na której znajduje się miasto</text:p>
          </table:table-cell>
          <table:table-cell table:style-name="Table1.C2" office:value-type="string">
            <text:p text:style-name="P53">Stopnie geograficzne</text:p>
          </table:table-cell>
        </table:table-row>
        <table:table-row table:style-name="TableLine94177809997312">
          <table:table-cell table:style-name="Table1.A2" office:value-type="string">
            <text:p text:style-name="P31">city.coord.lat</text:p>
          </table:table-cell>
          <table:table-cell table:style-name="Table1.A2" office:value-type="string">
            <text:p text:style-name="P36">Szerokość geograficzna, na której znajduje się miasto</text:p>
          </table:table-cell>
          <table:table-cell table:style-name="Table1.C2" office:value-type="string">
            <text:p text:style-name="P53">Stopnie geograficzne</text:p>
          </table:table-cell>
        </table:table-row>
        <table:table-row table:style-name="TableLine94177809951152">
          <table:table-cell table:style-name="Table1.A2" office:value-type="string">
            <text:p text:style-name="P26">time</text:p>
          </table:table-cell>
          <table:table-cell table:style-name="Table1.A2" office:value-type="string">
            <text:p text:style-name="P32">Czas odczytu danych</text:p>
          </table:table-cell>
          <table:table-cell table:style-name="Table1.C2" office:value-type="string">
            <text:p text:style-name="P31">Unix/UTC</text:p>
          </table:table-cell>
        </table:table-row>
        <table:table-row table:style-name="TableLine94177801634640">
          <table:table-cell table:style-name="Table1.A2" office:value-type="string">
            <text:p text:style-name="P37">main.temp</text:p>
          </table:table-cell>
          <table:table-cell table:style-name="Table1.A2" office:value-type="string">
            <text:p text:style-name="P36">Temperatura</text:p>
          </table:table-cell>
          <table:table-cell table:style-name="Table1.C2" office:value-type="string">
            <text:p text:style-name="P37">Kelvin</text:p>
          </table:table-cell>
        </table:table-row>
        <table:table-row table:style-name="TableLine94177809961712">
          <table:table-cell table:style-name="Table1.A2" office:value-type="string">
            <text:p text:style-name="P37">main.pressure</text:p>
          </table:table-cell>
          <table:table-cell table:style-name="Table1.A2" office:value-type="string">
            <text:p text:style-name="P36">Ciśnienie atmosferyczne</text:p>
          </table:table-cell>
          <table:table-cell table:style-name="Table1.C2" office:value-type="string">
            <text:p text:style-name="P37">hPa</text:p>
          </table:table-cell>
        </table:table-row>
        <table:table-row table:style-name="TableLine94177800722912">
          <table:table-cell table:style-name="Table1.A2" office:value-type="string">
            <text:p text:style-name="P37">main.humidity</text:p>
          </table:table-cell>
          <table:table-cell table:style-name="Table1.A2" office:value-type="string">
            <text:p text:style-name="P36">Wilgotność</text:p>
          </table:table-cell>
          <table:table-cell table:style-name="Table1.C2" office:value-type="string">
            <text:p text:style-name="P26">%</text:p>
          </table:table-cell>
        </table:table-row>
        <table:table-row table:style-name="TableLine94177812452480">
          <table:table-cell table:style-name="Table1.A2" office:value-type="string">
            <text:p text:style-name="P37">main.temp_min</text:p>
          </table:table-cell>
          <table:table-cell table:style-name="Table1.A2" office:value-type="string">
            <text:p text:style-name="P36">Minimalna temperatura zaobserwowana w danym momencie</text:p>
          </table:table-cell>
          <table:table-cell table:style-name="Table1.C2" office:value-type="string">
            <text:p text:style-name="P37">Kelvin</text:p>
          </table:table-cell>
        </table:table-row>
        <table:table-row table:style-name="TableLine94177819548960">
          <table:table-cell table:style-name="Table1.A2" office:value-type="string">
            <text:p text:style-name="P37">main.temp_max</text:p>
          </table:table-cell>
          <table:table-cell table:style-name="Table1.A2" office:value-type="string">
            <text:p text:style-name="P36">Maksymalna temperatura zaobserwowana w danym momencie</text:p>
          </table:table-cell>
          <table:table-cell table:style-name="Table1.C2" office:value-type="string">
            <text:p text:style-name="P37">Kelvin</text:p>
          </table:table-cell>
        </table:table-row>
        <table:table-row table:style-name="TableLine94177819089216">
          <table:table-cell table:style-name="Table1.A2" office:value-type="string">
            <text:p text:style-name="P37">wind.speed</text:p>
          </table:table-cell>
          <table:table-cell table:style-name="Table1.A2" office:value-type="string">
            <text:p text:style-name="P36">Prędkośćwiatru</text:p>
          </table:table-cell>
          <table:table-cell table:style-name="Table1.C2" office:value-type="string">
            <text:p text:style-name="P37">m/s</text:p>
          </table:table-cell>
        </table:table-row>
        <table:table-row table:style-name="TableLine94177779971168">
          <table:table-cell table:style-name="Table1.A2" office:value-type="string">
            <text:p text:style-name="P37">wind.degree</text:p>
          </table:table-cell>
          <table:table-cell table:style-name="Table1.A2" office:value-type="string">
            <text:p text:style-name="P36">Kierunek wiatru</text:p>
          </table:table-cell>
          <table:table-cell table:style-name="Table1.C2" office:value-type="string">
            <text:p text:style-name="P37">Stopnie meteorologiczne</text:p>
          </table:table-cell>
        </table:table-row>
        <table:table-row table:style-name="TableLine94177802084352">
          <table:table-cell table:style-name="Table1.A2" office:value-type="string">
            <text:p text:style-name="P37">clouds.all</text:p>
          </table:table-cell>
          <table:table-cell table:style-name="Table1.A2" office:value-type="string">
            <text:p text:style-name="P36">Zachmurzenie</text:p>
          </table:table-cell>
          <table:table-cell table:style-name="Table1.C2" office:value-type="string">
            <text:p text:style-name="P26">%</text:p>
          </table:table-cell>
        </table:table-row>
        <table:table-row table:style-name="TableLine94177802163552">
          <table:table-cell table:style-name="Table1.A2" office:value-type="string">
            <text:p text:style-name="P37">weather.id</text:p>
          </table:table-cell>
          <table:table-cell table:style-name="Table1.A2" office:value-type="string">
            <text:p text:style-name="P36">Identyfikator warunku pogodowego</text:p>
          </table:table-cell>
          <table:table-cell table:style-name="Table1.C2" office:value-type="string">
            <text:p text:style-name="P33">brak</text:p>
          </table:table-cell>
        </table:table-row>
        <table:table-row table:style-name="TableLine94177803389552">
          <table:table-cell table:style-name="Table1.A2" office:value-type="string">
            <text:p text:style-name="P37">weather.main</text:p>
          </table:table-cell>
          <table:table-cell table:style-name="Table1.A2" office:value-type="string">
            <text:p text:style-name="P37">Grupa warunków pogodowych</text:p>
          </table:table-cell>
          <table:table-cell table:style-name="Table1.C2" office:value-type="string">
            <text:p text:style-name="P34">brak</text:p>
          </table:table-cell>
        </table:table-row>
        <table:table-row table:style-name="TableLine94177782589504">
          <table:table-cell table:style-name="Table1.A2" office:value-type="string">
            <text:p text:style-name="P37">weather.description</text:p>
          </table:table-cell>
          <table:table-cell table:style-name="Table1.A2" office:value-type="string">
            <text:p text:style-name="P37">Opis warunków pogodowych</text:p>
          </table:table-cell>
          <table:table-cell table:style-name="Table1.C2" office:value-type="string">
            <text:p text:style-name="P34">brak</text:p>
          </table:table-cell>
        </table:table-row>
        <table:table-row table:style-name="TableLine94177788066960">
          <table:table-cell table:style-name="Table1.A2" office:value-type="string">
            <text:p text:style-name="P37">weather.icon</text:p>
          </table:table-cell>
          <table:table-cell table:style-name="Table1.A2" office:value-type="string">
            <text:p text:style-name="P26"><text:span text:style-name="T4">Ikona </text:span><text:span text:style-name="T5">warunku pogodowego</text:span></text:p>
          </table:table-cell>
          <table:table-cell table:style-name="Table1.C2" office:value-type="string">
            <text:p text:style-name="P34">brak</text:p>
          </table:table-cell>
        </table:table-row>
      </table:table>
      <text:p text:style-name="P16"/>
      <text:p text:style-name="P16">Tabela 1. Opis danych pogodowych</text:p>
      <text:p text:style-name="P6"><text:tab/></text:p>
      <text:h text:style-name="P57" text:outline-level="2"/>
      <text:h text:style-name="P59" text:outline-level="2"><text:bookmark-start text:name="_Toc53675710"/><text:bookmark-start text:name="_Toc53610527"/><text:bookmark-start text:name="__RefHeading___Toc2512_3259790794"/><text:bookmark-start text:name="_Toc53648707"/>Porównanie wybranych systemów baz danych (MongoDB oraz Cassandra)<text:bookmark-end text:name="_Toc53675710"/><text:bookmark-end text:name="_Toc53610527"/><text:bookmark-end text:name="_Toc53648707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177783804896">
          <table:table-cell table:style-name="Table2.A1" office:value-type="string">
            <text:p text:style-name="P39">Wymagania</text:p>
          </table:table-cell>
          <table:table-cell table:style-name="Table2.A1" office:value-type="string">
            <text:p text:style-name="P39">Cassandra </text:p>
          </table:table-cell>
          <table:table-cell table:style-name="Table2.C1" office:value-type="string">
            <text:p text:style-name="P39">MongoDB</text:p>
          </table:table-cell>
        </table:table-row>
        <table:table-row table:style-name="TableLine94177803152928">
          <table:table-cell table:style-name="Table2.A2" office:value-type="string">
            <text:p text:style-name="P40">Typ NBD</text:p>
          </table:table-cell>
          <table:table-cell table:style-name="Table2.A2" office:value-type="string">
            <text:p text:style-name="P42"><text:span text:style-name="T17">K</text:span>olumnowa</text:p>
          </table:table-cell>
          <table:table-cell table:style-name="Table2.C2" office:value-type="string">
            <text:p text:style-name="P42"><text:span text:style-name="T18">D</text:span>okumentowa</text:p>
          </table:table-cell>
        </table:table-row>
        <table:table-row table:style-name="TableLine94177781162016">
          <table:table-cell table:style-name="Table2.A2" office:value-type="string">
            <text:p text:style-name="P40">Skalowalność</text:p>
          </table:table-cell>
          <table:table-cell table:style-name="Table2.A2" office:value-type="string">
            <text:p text:style-name="P42">Wysoka</text:p>
          </table:table-cell>
          <table:table-cell table:style-name="Table2.C2" office:value-type="string">
            <text:p text:style-name="P42">Ograniczona</text:p>
          </table:table-cell>
        </table:table-row>
        <table:table-row table:style-name="TableLine94177802853968">
          <table:table-cell table:style-name="Table2.A2" office:value-type="string">
            <text:p text:style-name="P41">stosunek ilości zapisów do odczytów</text:p>
          </table:table-cell>
          <table:table-cell table:style-name="Table2.A2" office:value-type="string">
            <text:p text:style-name="P45">Zapisy i odczyty mogą być wykonywane do/z dowolnego węzła</text:p>
          </table:table-cell>
          <table:table-cell table:style-name="Table2.C2" office:value-type="string">
            <text:p text:style-name="P45">Zapisy mogą być wykonywane tylko do węzła master, odczyty ze wszytkich węzłów</text:p>
          </table:table-cell>
        </table:table-row>
        <table:table-row table:style-name="TableLine94177781867584">
          <table:table-cell table:style-name="Table2.A2" office:value-type="string">
            <text:p text:style-name="P41">możliwość umieszczenia bazy w systemie chmurowym</text:p>
          </table:table-cell>
          <table:table-cell table:style-name="Table2.A2" office:value-type="string">
            <text:p text:style-name="P42">Tak</text:p>
          </table:table-cell>
          <table:table-cell table:style-name="Table2.C2" office:value-type="string">
            <text:p text:style-name="P42">Tak</text:p>
          </table:table-cell>
        </table:table-row>
        <table:table-row table:style-name="TableLine94177785355744">
          <table:table-cell table:style-name="Table2.A2" office:value-type="string">
            <text:p text:style-name="P15">Prostota języka zapytań</text:p>
          </table:table-cell>
          <table:table-cell table:style-name="Table2.A2" office:value-type="string">
            <text:p text:style-name="P42">Wykorzystuje język CQL (składnia podobna do SQL)</text:p>
          </table:table-cell>
          <table:table-cell table:style-name="Table2.C2" office:value-type="string">
            <text:p text:style-name="P42">Własny język zapytań</text:p>
          </table:table-cell>
        </table:table-row>
        <table:table-row table:style-name="TableLine94177786932448">
          <table:table-cell table:style-name="Table2.A2" office:value-type="string">
            <text:p text:style-name="P7">metoda replikacji</text:p>
          </table:table-cell>
          <table:table-cell table:style-name="Table2.A2" office:value-type="string">
            <text:p text:style-name="P48"><text:span text:style-name="T8">Cassandra </text:span><text:span text:style-name="T6">wspiera replikację danych pomiędzy serwerami dla zapewnienia redundancji oraz zwiększenia niezawodności.</text:span></text:p>
            <text:p text:style-name="P49"><text:span text:style-name="T8">W Cassandrze nie ma konfiguracji master/slave, dane są rozlokowane na wielu węzłach. Za ich spójność odpowiada wspołczynnik spójności. W przypadku awarii jednego z węzłów inny przejm</text:span><text:span text:style-name="T9">u</text:span><text:span text:style-name="T8">je jego pracę.</text:span></text:p>
          </table:table-cell>
          <table:table-cell table:style-name="Table2.C2" office:value-type="string">
            <text:p text:style-name="P38">MongoDB wspiera replikację danych pomiędzy serwerami dla zapewnienia redundancji oraz zwiększenia niezawodności. </text:p>
            <text:p text:style-name="P50"><text:span text:style-name="T6">MongoDB </text:span><text:span text:style-name="T7">musi być rozlokowany na przynajmniej 2 </text:span><text:span text:style-name="T8">węzłach</text:span><text:span text:style-name="T6">: master i slave. <text:line-break/></text:span><text:span text:style-name="T7">Rolą mastera jest zapisywanie oraz odczytywanie danych, a salve kopiuje zapisane dane. W przypadku awarii mastera slave przejmuje jego rolę. </text:span></text:p>
          </table:table-cell>
        </table:table-row>
        <table:table-row table:style-name="TableLine94177779856896">
          <table:table-cell table:style-name="Table2.A2" office:value-type="string">
            <text:p text:style-name="P7">wsparcie i dokumentacja</text:p>
          </table:table-cell>
          <table:table-cell table:style-name="Table2.A2" office:value-type="string">
            <text:p text:style-name="P44">Niepełna dokumentacja (work-in-progress)</text:p>
          </table:table-cell>
          <table:table-cell table:style-name="Table2.C2" office:value-type="string">
            <text:p text:style-name="P43">Wysokiej jakości dokumentacja oraz wsparcie</text:p>
          </table:table-cell>
        </table:table-row>
        <table:table-row table:style-name="TableLine94177803011440">
          <table:table-cell table:style-name="Table2.A2" office:value-type="string">
            <text:p text:style-name="P10">Przewidywane problemy</text:p>
          </table:table-cell>
          <table:table-cell table:style-name="Table2.A2" office:value-type="string">
            <text:p text:style-name="P46">Wymaga specjalnych operacji do obsługi formatu JSON</text:p>
          </table:table-cell>
          <table:table-cell table:style-name="Table2.C2" office:value-type="string">
            <text:p text:style-name="P47">Usunięcie dokumentu z kolekcji nie powoduje zwolnienia miejsca na dysku</text:p>
          </table:table-cell>
        </table:table-row>
      </table:table>
      <text:p text:style-name="P17"/>
      <text:p text:style-name="P16">Tabela 2. Porównanie baz danych.</text:p>
      <text:p text:style-name="P8">Po analizie powy<text:span text:style-name="T19">ższej tabeli </text:span><text:span text:style-name="T22">2 </text:span><text:span text:style-name="T19">zdecywaliśmy, że wykorzystamy bazę danych Cassandra.</text:span></text:p>
      <text:p text:style-name="P9">Pomino gorszej jakości dokumenacji i mniejszej liczby materiałów pomocniczych, posiada ona lepszą skalowalność niż MongoDB. Zapisy i odczyty mogą byc realizowane do/z dowolnego jej węzła. Kolejną jej zaletą <text:span text:style-name="T20">jest wykorzystywanie jezyka podobnego w składni <text:s/>do języka SQL. <text:s/>Ponadto w przypadku awarii jednego z węzłów nie występuje </text:span><text:span text:style-name="T21">przestój</text:span><text:span text:style-name="T20"> podczas którego nie można realizować zapytań do bazy. </text:span><text:span text:style-name="T23">[1]</text:span></text:p>
      <text:h text:style-name="P55" text:outline-level="1"><text:bookmark-start text:name="_Toc53675722"/><text:bookmark-start text:name="_Toc53648721"/><text:bookmark-start text:name="__RefHeading___Toc2514_3259790794"/><text:bookmark-start text:name="_Toc53610539"/><text:soft-page-break/>Literatura<text:bookmark-end text:name="_Toc53675722"/><text:bookmark-end text:name="_Toc53648721"/><text:bookmark-end text:name="__RefHeading___Toc2514_3259790794"/><text:bookmark-end text:name="_Toc53610539"/></text:h>
      <text:p text:style-name="P12">[1] <text:s/>„Cassandra Vs MongoDB In 2018” [Online] <text:s/>https://blog.panoply.io/cassandra-vs-mongodb</text:p>
      <text:p text:style-name="P11"/>
      <text:h text:style-name="P55" text:outline-level="1"><text:bookmark-start text:name="_Toc53675723"/><text:bookmark-start text:name="_Toc53648722"/><text:bookmark-start text:name="_Toc53610540"/><text:bookmark-start text:name="__RefHeading___Toc146_3699051073"/>Uwagi<text:bookmark-end text:name="_Toc53675723"/><text:bookmark-end text:name="_Toc53648722"/><text:bookmark-end text:name="_Toc53610540"/><text:bookmark-end text:name="__RefHeading___Toc146_3699051073"/></text:h>
      <text:list xml:id="list1620408968" text:style-name="L3">
        <text:list-item>
          <text:p text:style-name="P64">Pod rysunkami i listingami w sprawozdaniu umieść numerowane podpisy</text:p>
        </text:list-item>
        <text:list-item>
          <text:p text:style-name="P64">W treści pracy stosuj dodawanie referencji do numerowanych elementów, nie pisz poniżej/powyżej, w kolejnym rozdziale itd.</text:p>
        </text:list-item>
        <text:list-item>
          <text:p text:style-name="P64">W treści pracy umieść referencje do literatury z której korzystasz np. przy analizie systemów baz danych</text:p>
        </text:list-item>
        <text:list-item>
          <text:p text:style-name="P63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inherit" svg:font-family="inherit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1" fo:font-family="Calibri" style:font-family-generic="swiss" style:font-pitch="variable" fo:font-size="11pt" fo:language="en" fo:country="US" style:letter-kerning="false" style:font-name-asian="Calibri1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1-02T21:19:33.704347834</dc:date>
    <meta:editing-cycles>36</meta:editing-cycles>
    <meta:editing-duration>PT12H49M19S</meta:editing-duration>
    <meta:document-statistic meta:table-count="2" meta:image-count="0" meta:object-count="0" meta:page-count="6" meta:paragraph-count="174" meta:word-count="767" meta:character-count="5899" meta:non-whitespace-character-count="5098"/>
    <meta:template xlink:type="simple" xlink:actuate="onRequest" xlink:title="" xlink:href="../../../../Downloads/Szablon%20sprawozdania.odt/Normal"/>
  </office:meta>
</office:document-meta>
</file>